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Quotations">
      <style:text-properties officeooo:paragraph-rsid="0015ff22"/>
    </style:style>
    <style:style style:name="P2" style:family="paragraph" style:parent-style-name="Text_20_body" style:list-style-name="L1">
      <style:text-properties officeooo:paragraph-rsid="0015ff22"/>
    </style:style>
    <style:style style:name="T1" style:family="text">
      <style:text-properties officeooo:rsid="0015ff22"/>
    </style:style>
    <style:style style:name="T2" style:family="text">
      <style:text-properties officeooo:rsid="0016a7c4"/>
    </style:style>
    <text:list-style style:name="L1">
      <text:list-level-style-number text:level="1" text:style-name="Numbering_20_Symbols" loext:num-list-format="%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歯科から医科への参照</text:p>
      <text:h text:style-name="Heading_20_1" text:outline-level="1">概要</text:h>
      <text:p text:style-name="Text_20_body">歯科の区分番号から医科の区分番号を参照しているケースがある。</text:p>
      <text:p text:style-name="Quotations">Ａ２０９ 看護配置加算</text:p>
      <text:p text:style-name="Quotations">Ａ２１０ 看護補助加算</text:p>
      <text:p text:style-name="Text_20_body">同じ医科の区分番号は以下のようになっている。</text:p>
      <text:p text:style-name="Quotations">Ａ２０９ 削除</text:p>
      <text:p text:style-name="Quotations">Ａ２１０ 難病等特別入院診療加算（１日につき）</text:p>
      <text:p text:style-name="Text_20_body">同じ名前の区分は以下のようになっている。</text:p>
      <text:p text:style-name="P1">Ａ２１３ 看護配置加算（１日につき）</text:p>
      <text:p text:style-name="P1">Ａ２１４ 看護補助加算（１日につき）</text:p>
      <text:p text:style-name="Text_20_body">区分番号ではなく、区分名称で関連付けを行う必要がある。</text:p>
      <text:h text:style-name="Heading_20_1" text:outline-level="1">実装</text:h>
      <text:p text:style-name="Text_20_body">この関係をリンクで実現するためには以下の処理を行う必要がある。</text:p>
      <text:list text:style-name="L1">
        <text:list-item>
          <text:p text:style-name="P2">歯科の本文レンダリングに先立って、医科の告示を参照し、区分名称の辞書を作成する。<text:line-break/>区分名称から区分番号<text:span text:style-name="T1">(id)への</text:span>マップ<text:line-break/>「看護配置加算」→「A213」</text:p>
        </text:list-item>
        <text:list-item>
          <text:p text:style-name="P2">このとき区分名称末尾の括弧は除外する。<text:line-break/>「看護配置加算（１日につき）」→「看護配置加算」</text:p>
        </text:list-item>
        <text:list-item>
          <text:p text:style-name="P2">歯科本文レンダリング時に、以下の条件を満たす場合は医科へのリンクを生成する。</text:p>
          <text:p text:style-name="P2">(1) 区分番号のfile<text:span text:style-name="T2">()</text:span>レンダリングである。<text:line-break/><text:span text:style-name="T2">(2) header1()が空である。（点数の記載がない）</text:span><text:line-break/>(3) bodyおよび<text:span text:style-name="T1">childrenが共に空である。</text:span></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0T19:41:55.034000000</meta:creation-date>
    <dc:date>2023-06-20T20:38:23.868000000</dc:date>
    <meta:editing-duration>PT16M49S</meta:editing-duration>
    <meta:editing-cycles>2</meta:editing-cycles>
    <meta:generator>LibreOffice/7.5.4.2$Windows_X86_64 LibreOffice_project/36ccfdc35048b057fd9854c757a8b67ec53977b6</meta:generator>
    <meta:document-statistic meta:table-count="0" meta:image-count="0" meta:object-count="0" meta:page-count="1" meta:paragraph-count="18" meta:word-count="427" meta:character-count="476" meta:non-whitespace-character-count="462"/>
  </office:meta>
</office:document-meta>
</file>